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draw:frame presentation:style-name="pr7" draw:layer="layout" svg:width="19.5cm" svg:height="3.467cm" svg:x="1.4cm" svg:y="0.8cm" presentation:class="title">
          <draw:text-box>
            <text:p>Color Models</text:p>
          </draw:text-box>
        </draw:frame>
        <draw:frame presentation:style-name="pr5" draw:layer="layout" svg:width="25.2cm" svg:height="12.179cm" svg:x="1.4cm" svg:y="5.066cm" presentation:class="outlin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11">hsl($hue, $saturation, $value)</text:span></text:p>
              </text:list-item>
              <text:list-item>
                <text:p><text:span text:style-name="T12">Hue is expressed as a degree on the color wheel (pure red is at 0, pure green at 120, and pure blue at 240), while saturation and value are expressed as percentages.</text:span></text:p>
              </text:list-item>
              <text:list-item>
                <text:p><text:span text:style-name="T12">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draw:frame presentation:style-name="pr7" draw:layer="layout" svg:width="19.5cm" svg:height="3.467cm" svg:x="1.4cm" svg:y="0.8cm" presentation:class="title">
          <draw:text-box>
            <text:p>Sass - Control Directives</text:p>
          </draw:text-box>
        </draw:frame>
        <draw:frame presentation:style-name="pr5" draw:layer="layout" svg:width="25.2cm" svg:height="12.179cm" svg:x="1.4cm" svg:y="5.066cm" presentation:class="outlin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11"/></text:p>
                <text:p><text:span text:style-name="T11">Syntax:</text:span></text:p>
                <text:p>@if &lt;Boolean expression&gt; { </text:p>
                <text:p><text:s text:c="4"/>&lt;statements&gt; </text:p>
                <text:p>}</text:p>
                <text:p>Here's an example:</text:p>
                <text:p>SCSS: if Condition</text:p>
                <text:p><text:span text:style-name="T11">$test: 3;</text:span></text:p>
                <text:p><text:span text:style-name="T11"/></text:p>
                <text:p><text:span text:style-name="T11">p {</text:span></text:p>
                <text:p><text:span text:style-name="T11"><text:s text:c="3"/></text:span><text:span text:style-name="T11">@if $test &lt; 5 { </text:span></text:p>
                <text:p><text:span text:style-name="T11"><text:s text:c="7"/></text:span><text:span text:style-name="T11">color: blue; <text:s/></text:span></text:p>
                <text:p><text:span text:style-name="T11"><text:s text:c="4"/></text:span><text:span text:style-name="T11">}</text:span></text:p>
                <text:p><text:span text:style-name="T11">} </text:span></text:p>
                <text:p/>
              </text:list-item>
              <text:list-item>
                <text:p>Since the Boolean expression that follows @if is true in this example, the following CSS will be output:</text:p>
                <text:p/>
                <text:p><text:span text:style-name="T3">CSS:</text:span></text:p>
                <text:p><text:span text:style-name="T3"/></text:p>
                <text:p><text:span text:style-name="T3">p {</text:span></text:p>
                <text:p><text:span text:style-name="T3"><text:s text:c="3"/></text:span><text:span text:style-name="T3">color : blue;</text:span></text:p>
                <text:p><text:span text:style-name="T3">}</text:span></text:p>
                <text:p/>
                <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11">@if $test &lt; 5 { </text:span></text:p>
                <text:p><text:span text:style-name="T11"><text:s text:c="7"/></text:span><text:span text:style-name="T11">color: blue;</text:span></text:p>
                <text:p><text:span text:style-name="T11"><text:s text:c="6"/></text:span><text:span text:style-name="T11">@if $test == 3 {</text:span></text:p>
                <text:p><text:span text:style-name="T11"><text:s text:c="9"/></text:span><text:span text:style-name="T11">text-color: white;</text:span></text:p>
                <text:p><text:s text:c="7"/>}</text:p>
                <text:p><text:s text:c="3"/>}</text:p>
                <text:p>}</text:p>
                <text:p/>
                <text:p>Which will result in the following CSS:</text:p>
                <text:p/>
                <text:p>CSS:</text:p>
                <text:p/>
                <text:p>p {</text:p>
                <text:p><text:s text:c="3"/><text:span text:style-name="T11">color : blue;</text:span></text:p>
                <text:p><text:span text:style-name="T11"><text:s text:c="3"/></text:span><text:span text:style-name="T11">text-color: white;</text:span></text:p>
                <text:p>}</text:p>
                <text:p/>
                <text:p/>
              </text:list-item>
            </text:list>
          </draw:text-box>
        </draw:frame>
        <presentation:notes draw:style-name="dp2">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while</text:p>
          </draw:text-box>
        </draw:frame>
        <draw:frame presentation:style-name="pr5" draw:layer="layout" svg:width="25.2cm" svg:height="12.179cm" svg:x="1.4cm" svg:y="5.066cm" presentation:class="outline">
          <draw:text-box>
            <text:list text:style-name="L2">
              <text:list-header>
                <text:p>SCSS:</text:p>
                <text:p/>
                <text:p>$p: 3;</text:p>
                <text:p/>
                <text:p>@while $p &lt; 5 {</text:p>
                <text:p><text:s text:c="2"/>.item-#{$p} {</text:p>
                <text:p><text:s text:c="3"/></text:p>
                <text:p><text:s text:c="8"/>color: red;</text:p>
                <text:p><text:s text:c="4"/></text:p>
                <text:p><text:s text:c="8"/>$p : $p + 1;</text:p>
                <text:p><text:s text:c="2"/></text:p>
                <text:p><text:s text:c="4"/>}</text:p>
                <text:p>}</text:p>
                <text:p>which results in the following CSS:</text:p>
                <text:p/>
                <text:p>CSS:</text:p>
                <text:p/>
                <text:p>.item-3 {</text:p>
                <text:p><text:s text:c="2"/>color: red; </text:p>
                <text:p>}</text:p>
                <text:p/>
                <text:p>.item-4 {</text:p>
                <text:p><text:s text:c="2"/>color: red; </text:p>
                <text:p>}</text:p>
              </text:list-header>
            </text:list>
          </draw:text-box>
        </draw:frame>
        <presentation:notes draw:style-name="dp2">
          <draw:page-thumbnail draw:style-name="gr1" draw:layer="layout" svg:width="17.478cm" svg:height="8.993cm" svg:x="2.056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Unconditional Looping - @for<text:line-break/><text:line-break/></text:p>
          </draw:text-box>
        </draw:frame>
        <draw:frame presentation:style-name="pr5" draw:layer="layout" svg:width="25.2cm" svg:height="12.179cm" svg:x="1.4cm" svg:y="5.066cm" presentation:class="outline" presentation:user-transformed="true">
          <draw:text-box>
            <text:list text:style-name="L2">
              <text:list-header>
                <text:p>You can use the @for directive to execute a group of statement a specific number of times. It has two variations. The first, which uses the through keyword, executes the statements from &lt;start&gt; to &lt;end&gt;, inclusive:</text:p>
                <text:p>Syntax:</text:p>
                <text:p>@for &lt;var&gt; from &lt;start&gt; through &lt;end&gt; {</text:p>
                <text:p><text:s text:c="4"/>&lt;statements&gt;</text:p>
                <text:p>}</text:p>
                <text:p/>
              </text:list-header>
            </text:list>
          </draw:text-box>
        </draw:frame>
        <presentation:notes draw:style-name="dp2">
          <draw:page-thumbnail draw:style-name="gr1" draw:layer="layout" svg:width="17.478cm" svg:height="8.993cm" svg:x="2.056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for</text:p>
          </draw:text-box>
        </draw:frame>
        <draw:frame presentation:style-name="pr5" draw:layer="layout" svg:width="7.236cm" svg:height="14.478cm" svg:x="1.4cm" svg:y="5.334cm" presentation:class="outline" presentation:user-transformed="true">
          <draw:text-box>
            <text:list text:style-name="L2">
              <text:list-header>
                <text:p><text:span text:style-name="T11">SCSS:</text:span></text:p>
                <text:p/>
                <text:p>@for $i from 1 to 5 {</text:p>
                <text:p><text:s text:c="3"/>.list-#{$i} {</text:p>
                <text:p><text:s text:c="6"/>width: 2px * $i;</text:p>
                <text:p><text:s text:c="3"/>}</text:p>
                <text:p>}</text:p>
                <text:p/>
                <text:p>will result in one less style rule:</text:p>
                <text:p/>
                <text:p><text:span text:style-name="T11">CSS</text:span>:</text:p>
                <text:p/>
                <text:p>.list-1 {</text:p>
                <text:p><text:s text:c="2"/>margin-left: 2px; </text:p>
                <text:p>}</text:p>
                <text:p/>
                <text:p>.list-2 {</text:p>
                <text:p><text:s text:c="2"/>margin-left: 4px; </text:p>
                <text:p>}</text:p>
                <text:p/>
                <text:p>.list-3 {</text:p>
                <text:p><text:s text:c="2"/>margin-left: 6px; </text:p>
                <text:p>}</text:p>
                <text:p/>
                <text:p>.list-4 {</text:p>
                <text:p><text:s text:c="2"/>margin-left: 8px; </text:p>
                <text:p>}</text:p>
                <text:p/>
              </text:list-header>
            </text:list>
          </draw:text-box>
        </draw:frame>
        <presentation:notes draw:style-name="dp2">
          <draw:page-thumbnail draw:style-name="gr1" draw:layer="layout" svg:width="17.478cm" svg:height="8.993cm" svg:x="2.056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ach</text:p>
          </draw:text-box>
        </draw:frame>
        <draw:frame presentation:style-name="pr5" draw:layer="layout" svg:width="25.2cm" svg:height="12.179cm" svg:x="1.4cm" svg:y="5.066cm" presentation:class="outline">
          <draw:text-box>
            <text:list text:style-name="L2">
              <text:list-item>
                <text:p>The @each directive will execute a set of items in either a list or a map. For such a powerful structure, the syntax is quite straightforward:</text:p>
                <text:p>Syntax:</text:p>
                <text:p>@each &lt;vars&gt; in &lt;list or map&gt; {</text:p>
                <text:p><text:s text:c="3"/>&lt;statements&gt;</text:p>
                <text:p>}</text:p>
              </text:list-item>
            </text:list>
          </draw:text-box>
        </draw:frame>
        <presentation:notes draw:style-name="dp2">
          <draw:page-thumbnail draw:style-name="gr1" draw:layer="layout" svg:width="17.478cm" svg:height="8.993cm" svg:x="2.056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each <text:s/>Example</text:p>
          </draw:text-box>
        </draw:frame>
        <draw:frame presentation:style-name="pr5" draw:layer="layout" svg:width="25.2cm" svg:height="12.179cm" svg:x="1.4cm" svg:y="5.066cm" presentation:class="outline">
          <draw:text-box>
            <text:list text:style-name="L2">
              <text:list-header>
                <text:p><text:span text:style-name="T11">SCSS:</text:span></text:p>
                <text:p/>
                <text:p>@each $s in (normal, bold, italic) {</text:p>
                <text:p><text:s text:c="2"/>.#{$s} {font-weight: $s;}</text:p>
                <text:p>}</text:p>
                <text:p/>
                <text:p>This code will result in the following CSS:</text:p>
                <text:p/>
                <text:p><text:span text:style-name="T11">CSS:</text:span></text:p>
                <text:p/>
                <text:p>.normal {</text:p>
                <text:p><text:s text:c="2"/>font-weight: normal; } </text:p>
                <text:p/>
                <text:p>.bold {</text:p>
                <text:p><text:s text:c="2"/>font-weight: bold; }</text:p>
                <text:p/>
                <text:p>.italic {</text:p>
                <text:p><text:s text:c="2"/>font-weight: italic; }</text:p>
                <text:p/>
              </text:list-header>
            </text:list>
          </draw:text-box>
        </draw:frame>
        <presentation:notes draw:style-name="dp2">
          <draw:page-thumbnail draw:style-name="gr1" draw:layer="layout" svg:width="17.478cm" svg:height="8.993cm" svg:x="2.056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Sass - Importing Files and Partials</text:p>
          </draw:text-box>
        </draw:frame>
        <draw:frame presentation:style-name="pr5" draw:layer="layout" svg:width="25.2cm" svg:height="12.179cm" svg:x="1.4cm" svg:y="5.066cm" presentation:class="outline">
          <draw:text-box>
            <text:list text:style-name="L2">
              <text:list-item>
                <text:p>@import</text:p>
                <text:p>Syntax:</text:p>
                <text:p>@import &lt;file name&gt;</text:p>
              </text:list-item>
              <text:list-item>
                <text:p>For example, @import "colors" will include colors.scss or colors.sass in the CSS ouput, if exists in the current directory. </text:p>
              </text:list-item>
              <text:list-item>
                <text:p>The file is included in the CSS; no extra http call will be required at runtime.</text:p>
              </text:list-item>
            </text:list>
          </draw:text-box>
        </draw:frame>
        <presentation:notes draw:style-name="dp2">
          <office:forms form:automatic-focus="false" form:apply-design-mode="false"/>
          <draw:page-thumbnail draw:style-name="gr1" draw:layer="layout" svg:width="17.478cm" svg:height="8.993cm" svg:x="2.056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mport Example</text:p>
          </draw:text-box>
        </draw:frame>
        <draw:frame presentation:style-name="pr5" draw:layer="layout" svg:width="25.2cm" svg:height="12.179cm" svg:x="1.4cm" svg:y="5.066cm" presentation:class="outline" presentation:user-transformed="true">
          <draw:text-box>
            <text:list text:style-name="L2">
              <text:list-header>
                <text:p/>
              </text:list-header>
              <text:list-item>
                <text:p>@import "colors.css"; <text:s text:c="2"/>//the .css extension is specified</text:p>
              </text:list-item>
              <text:list-item>
                <text:p>@import http://test.com/colors.css; <text:s/>//the http:// prefix is used</text:p>
              </text:list-item>
              <text:list-item>
                <text:p>@import "colors" screen; <text:s/>//the import statement includes a media query</text:p>
              </text:list-item>
              <text:list-item>
                <text:p>@import url(colors); <text:s/>//the url() function is used</text:p>
                <text:p/>
              </text:list-item>
            </text:list>
          </draw:text-box>
        </draw:frame>
        <presentation:notes draw:style-name="dp2">
          <office:forms form:automatic-focus="false" form:apply-design-mode="false"/>
          <draw:page-thumbnail draw:style-name="gr1" draw:layer="layout" svg:width="17.478cm" svg:height="8.993cm" svg:x="2.056cm" svg:y="2.351cm" draw:page-number="7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10T23:39:46.122736494</dc:date>
    <meta:editing-duration>PT10H36M2S</meta:editing-duration>
    <meta:editing-cycles>152</meta:editing-cycles>
    <meta:generator>LibreOffice/4.2.8.2$Linux_x86 LibreOffice_project/420m0$Build-2</meta:generator>
    <meta:document-statistic meta:object-count="329"/>
  </office:meta>
</office:document-meta>
</file>